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top" draw:auto-grow-height="false" fo:min-height="23.88cm" fo:min-width="26.171cm"/>
      <style:paragraph-properties style:writing-mode="lr-tb"/>
    </style:style>
    <style:style style:name="gr2" style:family="graphic" style:parent-style-name="Interface_20_Block">
      <style:graphic-properties draw:auto-grow-height="false" fo:min-height="5.465cm" fo:min-width="5.533cm"/>
      <style:paragraph-properties style:writing-mode="lr-tb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0.136cm"/>
    </style:style>
    <style:style style:name="gr4" style:family="graphic" style:parent-style-name="Block">
      <style:graphic-properties draw:textarea-vertical-align="middle" draw:auto-grow-height="false" fo:min-height="0.384cm" fo:min-width="3.628cm"/>
    </style:style>
    <style:style style:name="gr5" style:family="graphic" style:parent-style-name="Block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Lines">
      <style:graphic-properties draw:textarea-vertical-align="middle"/>
    </style:style>
    <style:style style:name="gr8" style:family="graphic" style:parent-style-name="Block">
      <style:graphic-properties draw:textarea-vertical-align="middle" draw:auto-grow-height="false" fo:min-height="7.37cm" fo:min-width="3.627cm"/>
      <style:paragraph-properties style:writing-mode="lr-tb"/>
    </style:style>
    <style:style style:name="gr9" style:family="graphic" style:parent-style-name="Block">
      <style:graphic-properties/>
    </style:style>
    <style:style style:name="gr10" style:family="graphic" style:parent-style-name="Lines">
      <style:graphic-properties draw:marker-start="Arrowheads_20_13" draw:textarea-vertical-align="middle"/>
    </style:style>
    <style:style style:name="gr11" style:family="graphic" style:parent-style-name="Interface_20_Block">
      <style:graphic-properties draw:textarea-vertical-align="middle" draw:auto-grow-height="false" fo:min-height="2.925cm" fo:min-width="3.31cm"/>
      <style:paragraph-properties style:writing-mode="lr-tb"/>
    </style:style>
    <style:style style:name="gr12" style:family="graphic" style:parent-style-name="Bus">
      <style:graphic-properties/>
    </style:style>
    <style:style style:name="gr13" style:family="graphic" style:parent-style-name="Block">
      <style:graphic-properties draw:textarea-vertical-align="middle" draw:auto-grow-height="false" fo:min-height="1.655cm" fo:min-width="3.628cm"/>
      <style:paragraph-properties style:writing-mode="lr-tb"/>
    </style:style>
    <style:style style:name="gr14" style:family="graphic" style:parent-style-name="Lines">
      <style:graphic-properties draw:marker-start=""/>
    </style:style>
    <style:style style:name="gr15" style:family="graphic" style:parent-style-name="Lines">
      <style:graphic-properties/>
    </style:style>
    <style:style style:name="gr16" style:family="graphic" style:parent-style-name="Bus">
      <style:graphic-properties draw:marker-start=""/>
    </style:style>
    <style:style style:name="gr17" style:family="graphic" style:parent-style-name="Bus">
      <style:graphic-properties draw:marker-end=""/>
    </style:style>
    <style:style style:name="gr18" style:family="graphic" style:parent-style-name="Block" style:list-style-name="L1">
      <style:graphic-properties draw:textarea-vertical-align="middle" draw:auto-grow-height="false" fo:min-height="7.37cm" fo:min-width="3.627cm"/>
      <style:paragraph-properties style:writing-mode="lr-tb"/>
    </style:style>
    <style:style style:name="gr19" style:family="graphic" style:parent-style-name="standard">
      <style:graphic-properties draw:textarea-vertical-align="top" draw:auto-grow-height="false" fo:min-height="14.355cm" fo:min-width="7.12cm"/>
      <style:paragraph-properties style:writing-mode="lr-tb"/>
    </style:style>
    <style:style style:name="gr20" style:family="graphic" style:parent-style-name="Interface_20_Block">
      <style:graphic-properties draw:textarea-vertical-align="top" draw:auto-grow-height="false" fo:min-height="3.56cm" fo:min-width="2.675cm"/>
      <style:paragraph-properties style:writing-mode="lr-tb"/>
    </style:style>
    <style:style style:name="gr21" style:family="graphic" style:parent-style-name="Block">
      <style:graphic-properties draw:textarea-vertical-align="middle" draw:auto-grow-height="false" fo:min-height="1.02cm" fo:min-width="0.7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671cm" svg:height="24.13cm" svg:x="3.539cm" svg:y="2.27cm">
          <text:p text:style-name="P1">NVMe H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033cm" svg:height="5.715cm" svg:x="8.62cm" svg:y="5.445cm">
          <text:p text:style-name="P1">Controller Mgm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33cm" svg:height="5.715cm" svg:x="8.62cm" svg:y="11.795cm">
          <text:p text:style-name="P1">Core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33cm" svg:height="5.715cm" svg:x="8.62cm" svg:y="18.145cm">
          <text:p text:style-name="P1">Core 1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0.636cm" svg:height="0.635cm" svg:x="9.255cm" svg:y="9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" draw:text-style-name="P3" draw:layer="layout" svg:width="4.128cm" svg:height="0.634cm" svg:x="9.89cm" svg:y="9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3" draw:layer="layout" svg:x1="10.578cm" svg:y1="9.891cm" svg:x2="10.578cm" svg:y2="10.525cm">
              <text:p/>
            </draw:line>
            <draw:line draw:style-name="gr5" draw:text-style-name="P3" draw:layer="layout" svg:x1="11.954cm" svg:y1="9.891cm" svg:x2="11.954cm" svg:y2="10.525cm">
              <text:p/>
            </draw:line>
            <draw:line draw:style-name="gr5" draw:text-style-name="P3" draw:layer="layout" svg:x1="11.266cm" svg:y1="9.891cm" svg:x2="11.266cm" svg:y2="10.525cm">
              <text:p/>
            </draw:line>
            <draw:line draw:style-name="gr5" draw:text-style-name="P3" draw:layer="layout" svg:x1="12.642cm" svg:y1="9.891cm" svg:x2="12.642cm" svg:y2="10.525cm">
              <text:p/>
            </draw:line>
            <draw:line draw:style-name="gr5" draw:text-style-name="P3" draw:layer="layout" svg:x1="13.33cm" svg:y1="9.891cm" svg:x2="13.33cm" svg:y2="10.525cm">
              <text:p/>
            </draw:line>
          </draw:g>
          <draw:line draw:style-name="gr6" draw:text-style-name="P4" draw:layer="layout" svg:x1="9.89cm" svg:y1="9.89cm" svg:x2="9.255cm" svg:y2="9.89cm">
            <text:p/>
          </draw:line>
          <draw:line draw:style-name="gr6" draw:text-style-name="P4" draw:layer="layout" svg:x1="9.89cm" svg:y1="10.525cm" svg:x2="9.255cm" svg:y2="10.525cm">
            <text:p/>
          </draw:line>
        </draw:g>
        <draw:g>
          <draw:custom-shape draw:style-name="gr3" draw:text-style-name="P2" draw:layer="layout" svg:width="0.636cm" svg:height="0.635cm" draw:transform="rotate (-3.14159265358979) translate (14.018cm 9.2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" draw:text-style-name="P3" draw:layer="layout" svg:width="4.128cm" svg:height="0.634cm" draw:transform="rotate (-3.14159265358979) translate (13.383cm 9.2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3" draw:layer="layout" svg:x1="12.695cm" svg:y1="9.254cm" svg:x2="12.695cm" svg:y2="8.62cm">
              <text:p/>
            </draw:line>
            <draw:line draw:style-name="gr5" draw:text-style-name="P3" draw:layer="layout" svg:x1="11.319cm" svg:y1="9.254cm" svg:x2="11.319cm" svg:y2="8.62cm">
              <text:p/>
            </draw:line>
            <draw:line draw:style-name="gr5" draw:text-style-name="P3" draw:layer="layout" svg:x1="12.007cm" svg:y1="9.254cm" svg:x2="12.007cm" svg:y2="8.62cm">
              <text:p/>
            </draw:line>
            <draw:line draw:style-name="gr5" draw:text-style-name="P3" draw:layer="layout" svg:x1="10.631cm" svg:y1="9.254cm" svg:x2="10.631cm" svg:y2="8.62cm">
              <text:p/>
            </draw:line>
            <draw:line draw:style-name="gr5" draw:text-style-name="P3" draw:layer="layout" svg:x1="9.943cm" svg:y1="9.254cm" svg:x2="9.943cm" svg:y2="8.62cm">
              <text:p/>
            </draw:line>
          </draw:g>
          <draw:line draw:style-name="gr6" draw:text-style-name="P4" draw:layer="layout" svg:x1="13.383cm" svg:y1="9.255cm" svg:x2="14.018cm" svg:y2="9.255cm">
            <text:p/>
          </draw:line>
          <draw:line draw:style-name="gr6" draw:text-style-name="P4" draw:layer="layout" svg:x1="13.383cm" svg:y1="8.62cm" svg:x2="14.018cm" svg:y2="8.62cm">
            <text:p/>
          </draw:line>
        </draw:g>
        <draw:line draw:style-name="gr7" draw:text-style-name="P3" draw:layer="layout" svg:x1="14.018cm" svg:y1="10.208cm" svg:x2="16.557cm" svg:y2="10.208cm">
          <text:p/>
        </draw:line>
        <draw:line draw:style-name="gr7" draw:text-style-name="P3" draw:layer="layout" svg:x1="16.557cm" svg:y1="8.937cm" svg:x2="14.018cm" svg:y2="8.937cm">
          <text:p/>
        </draw:line>
        <draw:g>
          <draw:custom-shape draw:style-name="gr3" draw:text-style-name="P2" draw:layer="layout" svg:width="0.636cm" svg:height="0.635cm" svg:x="9.255cm" svg:y="16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" draw:text-style-name="P3" draw:layer="layout" svg:width="4.128cm" svg:height="0.634cm" svg:x="9.89cm" svg:y="16.2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3" draw:layer="layout" svg:x1="10.578cm" svg:y1="16.241cm" svg:x2="10.578cm" svg:y2="16.875cm">
              <text:p/>
            </draw:line>
            <draw:line draw:style-name="gr5" draw:text-style-name="P3" draw:layer="layout" svg:x1="11.954cm" svg:y1="16.241cm" svg:x2="11.954cm" svg:y2="16.875cm">
              <text:p/>
            </draw:line>
            <draw:line draw:style-name="gr5" draw:text-style-name="P3" draw:layer="layout" svg:x1="11.266cm" svg:y1="16.241cm" svg:x2="11.266cm" svg:y2="16.875cm">
              <text:p/>
            </draw:line>
            <draw:line draw:style-name="gr5" draw:text-style-name="P3" draw:layer="layout" svg:x1="12.642cm" svg:y1="16.241cm" svg:x2="12.642cm" svg:y2="16.875cm">
              <text:p/>
            </draw:line>
            <draw:line draw:style-name="gr5" draw:text-style-name="P3" draw:layer="layout" svg:x1="13.33cm" svg:y1="16.241cm" svg:x2="13.33cm" svg:y2="16.875cm">
              <text:p/>
            </draw:line>
          </draw:g>
          <draw:line draw:style-name="gr6" draw:text-style-name="P4" draw:layer="layout" svg:x1="9.89cm" svg:y1="16.24cm" svg:x2="9.255cm" svg:y2="16.24cm">
            <text:p/>
          </draw:line>
          <draw:line draw:style-name="gr6" draw:text-style-name="P4" draw:layer="layout" svg:x1="9.89cm" svg:y1="16.875cm" svg:x2="9.255cm" svg:y2="16.875cm">
            <text:p/>
          </draw:line>
        </draw:g>
        <draw:g>
          <draw:custom-shape draw:style-name="gr3" draw:text-style-name="P2" draw:layer="layout" svg:width="0.636cm" svg:height="0.635cm" draw:transform="rotate (-3.14159265358979) translate (14.019cm 15.6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" draw:text-style-name="P3" draw:layer="layout" svg:width="4.128cm" svg:height="0.634cm" draw:transform="rotate (-3.14159265358979) translate (13.384cm 15.60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3" draw:layer="layout" svg:x1="12.696cm" svg:y1="15.604cm" svg:x2="12.696cm" svg:y2="14.97cm">
              <text:p/>
            </draw:line>
            <draw:line draw:style-name="gr5" draw:text-style-name="P3" draw:layer="layout" svg:x1="11.32cm" svg:y1="15.604cm" svg:x2="11.32cm" svg:y2="14.97cm">
              <text:p/>
            </draw:line>
            <draw:line draw:style-name="gr5" draw:text-style-name="P3" draw:layer="layout" svg:x1="12.008cm" svg:y1="15.604cm" svg:x2="12.008cm" svg:y2="14.97cm">
              <text:p/>
            </draw:line>
            <draw:line draw:style-name="gr5" draw:text-style-name="P3" draw:layer="layout" svg:x1="10.632cm" svg:y1="15.604cm" svg:x2="10.632cm" svg:y2="14.97cm">
              <text:p/>
            </draw:line>
            <draw:line draw:style-name="gr5" draw:text-style-name="P3" draw:layer="layout" svg:x1="9.944cm" svg:y1="15.604cm" svg:x2="9.944cm" svg:y2="14.97cm">
              <text:p/>
            </draw:line>
          </draw:g>
          <draw:line draw:style-name="gr6" draw:text-style-name="P4" draw:layer="layout" svg:x1="13.384cm" svg:y1="15.605cm" svg:x2="14.019cm" svg:y2="15.605cm">
            <text:p/>
          </draw:line>
          <draw:line draw:style-name="gr6" draw:text-style-name="P4" draw:layer="layout" svg:x1="13.384cm" svg:y1="14.97cm" svg:x2="14.019cm" svg:y2="14.97cm">
            <text:p/>
          </draw:line>
        </draw:g>
        <draw:g>
          <draw:custom-shape draw:style-name="gr3" draw:text-style-name="P2" draw:layer="layout" svg:width="0.636cm" svg:height="0.635cm" svg:x="9.255cm" svg:y="2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" draw:text-style-name="P3" draw:layer="layout" svg:width="4.128cm" svg:height="0.634cm" svg:x="9.89cm" svg:y="22.5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3" draw:layer="layout" svg:x1="10.578cm" svg:y1="22.591cm" svg:x2="10.578cm" svg:y2="23.225cm">
              <text:p/>
            </draw:line>
            <draw:line draw:style-name="gr5" draw:text-style-name="P3" draw:layer="layout" svg:x1="11.954cm" svg:y1="22.591cm" svg:x2="11.954cm" svg:y2="23.225cm">
              <text:p/>
            </draw:line>
            <draw:line draw:style-name="gr5" draw:text-style-name="P3" draw:layer="layout" svg:x1="11.266cm" svg:y1="22.591cm" svg:x2="11.266cm" svg:y2="23.225cm">
              <text:p/>
            </draw:line>
            <draw:line draw:style-name="gr5" draw:text-style-name="P3" draw:layer="layout" svg:x1="12.642cm" svg:y1="22.591cm" svg:x2="12.642cm" svg:y2="23.225cm">
              <text:p/>
            </draw:line>
            <draw:line draw:style-name="gr5" draw:text-style-name="P3" draw:layer="layout" svg:x1="13.33cm" svg:y1="22.591cm" svg:x2="13.33cm" svg:y2="23.225cm">
              <text:p/>
            </draw:line>
          </draw:g>
          <draw:line draw:style-name="gr6" draw:text-style-name="P4" draw:layer="layout" svg:x1="9.89cm" svg:y1="22.59cm" svg:x2="9.255cm" svg:y2="22.59cm">
            <text:p/>
          </draw:line>
          <draw:line draw:style-name="gr6" draw:text-style-name="P4" draw:layer="layout" svg:x1="9.89cm" svg:y1="23.225cm" svg:x2="9.255cm" svg:y2="23.225cm">
            <text:p/>
          </draw:line>
        </draw:g>
        <draw:g>
          <draw:custom-shape draw:style-name="gr3" draw:text-style-name="P2" draw:layer="layout" svg:width="0.636cm" svg:height="0.635cm" draw:transform="rotate (-3.14159265358979) translate (14.019cm 21.9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" draw:text-style-name="P3" draw:layer="layout" svg:width="4.128cm" svg:height="0.634cm" draw:transform="rotate (-3.14159265358979) translate (13.384cm 21.9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3" draw:layer="layout" svg:x1="12.696cm" svg:y1="21.954cm" svg:x2="12.696cm" svg:y2="21.32cm">
              <text:p/>
            </draw:line>
            <draw:line draw:style-name="gr5" draw:text-style-name="P3" draw:layer="layout" svg:x1="11.32cm" svg:y1="21.954cm" svg:x2="11.32cm" svg:y2="21.32cm">
              <text:p/>
            </draw:line>
            <draw:line draw:style-name="gr5" draw:text-style-name="P3" draw:layer="layout" svg:x1="12.008cm" svg:y1="21.954cm" svg:x2="12.008cm" svg:y2="21.32cm">
              <text:p/>
            </draw:line>
            <draw:line draw:style-name="gr5" draw:text-style-name="P3" draw:layer="layout" svg:x1="10.632cm" svg:y1="21.954cm" svg:x2="10.632cm" svg:y2="21.32cm">
              <text:p/>
            </draw:line>
            <draw:line draw:style-name="gr5" draw:text-style-name="P3" draw:layer="layout" svg:x1="9.944cm" svg:y1="21.954cm" svg:x2="9.944cm" svg:y2="21.32cm">
              <text:p/>
            </draw:line>
          </draw:g>
          <draw:line draw:style-name="gr6" draw:text-style-name="P4" draw:layer="layout" svg:x1="13.384cm" svg:y1="21.955cm" svg:x2="14.019cm" svg:y2="21.955cm">
            <text:p/>
          </draw:line>
          <draw:line draw:style-name="gr6" draw:text-style-name="P4" draw:layer="layout" svg:x1="13.384cm" svg:y1="21.32cm" svg:x2="14.019cm" svg:y2="21.32cm">
            <text:p/>
          </draw:line>
        </draw:g>
        <draw:line draw:style-name="gr7" draw:text-style-name="P3" draw:layer="layout" svg:x1="14.018cm" svg:y1="16.558cm" svg:x2="16.557cm" svg:y2="16.558cm">
          <text:p/>
        </draw:line>
        <draw:line draw:style-name="gr7" draw:text-style-name="P3" draw:layer="layout" svg:x1="16.558cm" svg:y1="15.287cm" svg:x2="14.019cm" svg:y2="15.287cm">
          <text:p/>
        </draw:line>
        <draw:line draw:style-name="gr7" draw:text-style-name="P3" draw:layer="layout" svg:x1="14.018cm" svg:y1="22.908cm" svg:x2="16.557cm" svg:y2="22.908cm">
          <text:p/>
        </draw:line>
        <draw:line draw:style-name="gr7" draw:text-style-name="P3" draw:layer="layout" svg:x1="16.558cm" svg:y1="21.637cm" svg:x2="14.019cm" svg:y2="21.637cm">
          <text:p/>
        </draw:line>
        <draw:custom-shape draw:style-name="gr8" draw:text-style-name="P1" xml:id="id2" draw:id="id2" draw:layer="layout" svg:width="4.127cm" svg:height="7.62cm" svg:x="20.369cm" svg:y="6.08cm">
          <text:p text:style-name="P1">Formation of head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3" xml:id="id1" draw:id="id1" draw:layer="layout" svg:width="1.587cm" svg:height="18.414cm" svg:x="16.558cm" svg:y="5.445cm" svg:viewBox="0 0 1588 18415" draw:points="0,18415 0,0 1588,635 1588,17780">
          <text:p/>
        </draw:polygon>
        <draw:connector draw:style-name="gr10" draw:text-style-name="P3" draw:layer="layout" svg:x1="18.146cm" svg:y1="14.652cm" svg:x2="20.369cm" svg:y2="9.89cm" draw:start-shape="id1" draw:start-glue-point="1" draw:end-shape="id2" draw:end-glue-point="3" svg:d="M18146 14652h1111v-4762h1112" svg:viewBox="0 0 2224 4763">
          <text:p/>
        </draw:connector>
        <draw:custom-shape draw:style-name="gr11" draw:text-style-name="P5" draw:layer="layout" svg:width="3.81cm" svg:height="3.175cm" svg:x="3.54cm" svg:y="7.985cm">
          <text:p text:style-name="P5">Avalon-MM Agent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cm" svg:y1="9.572cm" svg:x2="3.54cm" svg:y2="9.572cm">
          <text:p/>
        </draw:line>
        <draw:line draw:style-name="gr7" draw:text-style-name="P3" draw:layer="layout" svg:x1="7.351cm" svg:y1="10.207cm" svg:x2="9.256cm" svg:y2="10.207cm">
          <text:p/>
        </draw:line>
        <draw:line draw:style-name="gr7" draw:text-style-name="P3" draw:layer="layout" svg:x1="9.256cm" svg:y1="8.937cm" svg:x2="7.351cm" svg:y2="8.937cm">
          <text:p/>
        </draw:line>
        <draw:custom-shape draw:style-name="gr11" draw:text-style-name="P5" draw:layer="layout" svg:width="3.81cm" svg:height="3.175cm" svg:x="3.541cm" svg:y="14.335cm">
          <text:p text:style-name="P5">Avalon-MM Agent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.001cm" svg:y1="15.922cm" svg:x2="3.541cm" svg:y2="15.922cm">
          <text:p/>
        </draw:line>
        <draw:line draw:style-name="gr7" draw:text-style-name="P3" draw:layer="layout" svg:x1="7.352cm" svg:y1="16.557cm" svg:x2="9.257cm" svg:y2="16.557cm">
          <text:p/>
        </draw:line>
        <draw:line draw:style-name="gr7" draw:text-style-name="P3" draw:layer="layout" svg:x1="9.257cm" svg:y1="15.287cm" svg:x2="7.352cm" svg:y2="15.287cm">
          <text:p/>
        </draw:line>
        <draw:custom-shape draw:style-name="gr11" draw:text-style-name="P5" draw:layer="layout" svg:width="3.81cm" svg:height="3.175cm" svg:x="3.541cm" svg:y="20.685cm">
          <text:p text:style-name="P5">Avalon-MM Agent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.001cm" svg:y1="22.272cm" svg:x2="3.541cm" svg:y2="22.272cm">
          <text:p/>
        </draw:line>
        <draw:line draw:style-name="gr7" draw:text-style-name="P3" draw:layer="layout" svg:x1="7.352cm" svg:y1="22.907cm" svg:x2="9.257cm" svg:y2="22.907cm">
          <text:p/>
        </draw:line>
        <draw:line draw:style-name="gr7" draw:text-style-name="P3" draw:layer="layout" svg:x1="9.257cm" svg:y1="21.637cm" svg:x2="7.352cm" svg:y2="21.637cm">
          <text:p/>
        </draw:line>
        <draw:custom-shape draw:style-name="gr13" draw:text-style-name="P1" xml:id="id3" draw:id="id3" draw:layer="layout" svg:width="4.128cm" svg:height="1.905cm" svg:x="20.368cm" svg:y="3.54cm">
          <text:p text:style-name="P1">Priority logic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0.368cm" svg:y1="4.492cm" svg:x2="17.352cm" svg:y2="5.445cm" draw:start-shape="id3" draw:start-glue-point="3" draw:end-shape="id1" draw:end-glue-point="0" svg:d="M20368 4492h-3016v953" svg:viewBox="0 0 3017 954">
          <text:p/>
        </draw:connector>
        <draw:custom-shape draw:style-name="gr11" draw:text-style-name="P1" xml:id="id4" draw:id="id4" draw:layer="layout" svg:width="3.81cm" svg:height="3.175cm" svg:x="26.401cm" svg:y="8.302cm">
          <text:p text:style-name="P1">Avalon-ST Sin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svg:x1="24.496cm" svg:y1="9.89cm" svg:x2="26.401cm" svg:y2="9.889cm" draw:start-shape="id2" draw:start-glue-point="1" draw:end-shape="id4" draw:end-glue-point="3" svg:d="M24496 9890h952v-1h953" svg:viewBox="0 0 1906 2">
          <text:p/>
        </draw:connector>
        <draw:connector draw:style-name="gr7" draw:text-style-name="P3" draw:layer="layout" svg:x1="22.432cm" svg:y1="5.445cm" svg:x2="22.432cm" svg:y2="6.08cm" draw:start-shape="id3" draw:start-glue-point="2" draw:end-shape="id2" draw:end-glue-point="0" svg:d="M22432 5445v635" svg:viewBox="0 0 1 636">
          <text:p/>
        </draw:connector>
        <draw:connector draw:style-name="gr15" draw:text-style-name="P3" draw:layer="layout" svg:x1="20.368cm" svg:y1="19.415cm" svg:x2="18.146cm" svg:y2="14.652cm" draw:start-shape="id5" draw:start-glue-point="3" draw:end-shape="id1" draw:end-glue-point="1" svg:d="M20368 19415h-1111v-4763h-1111" svg:viewBox="0 0 2223 4764">
          <text:p/>
        </draw:connector>
        <draw:custom-shape draw:style-name="gr11" draw:text-style-name="P1" xml:id="id6" draw:id="id6" draw:layer="layout" svg:width="3.81cm" svg:height="3.175cm" svg:x="26.401cm" svg:y="17.827cm">
          <text:p text:style-name="P1">Avalon-ST Sour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30.211cm" svg:y1="9.889cm" svg:x2="32.751cm" svg:y2="9.889cm">
          <text:p/>
        </draw:line>
        <draw:line draw:style-name="gr17" draw:text-style-name="P1" draw:layer="layout" svg:x1="30.211cm" svg:y1="19.415cm" svg:x2="32.751cm" svg:y2="19.415cm">
          <text:p/>
        </draw:line>
        <draw:custom-shape draw:style-name="gr18" draw:text-style-name="P5" xml:id="id5" draw:id="id5" draw:layer="layout" svg:width="4.127cm" svg:height="7.62cm" svg:x="20.368cm" svg:y="15.605cm">
          <text:p text:style-name="P5"><text:span text:style-name="T1">Read h</text:span>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26.401cm" svg:y1="19.414cm" svg:x2="24.495cm" svg:y2="19.415cm" draw:start-shape="id6" draw:start-glue-point="3" draw:end-shape="id5" draw:end-glue-point="1" svg:d="M26401 19414h-953v1h-953" svg:viewBox="0 0 1907 2">
          <text:p/>
        </draw:connector>
        <draw:connector draw:style-name="gr7" draw:text-style-name="P3" draw:layer="layout" draw:line-skew="0.427cm" svg:x1="22.431cm" svg:y1="23.225cm" svg:x2="17.352cm" svg:y2="23.86cm" draw:start-shape="id5" draw:start-glue-point="2" draw:end-shape="id1" draw:end-glue-point="2" svg:d="M22431 23225v1587h-5079v-952" svg:viewBox="0 0 5080 1588">
          <text:p/>
        </draw:connector>
        <draw:custom-shape draw:style-name="gr19" draw:text-style-name="P1" draw:layer="layout" svg:width="7.62cm" svg:height="14.605cm" svg:x="32.75cm" svg:y="7.032cm">
          <text:p text:style-name="P1">PC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.81cm" svg:height="3.175cm" svg:x="32.75cm" svg:y="17.827cm">
          <text:p text:style-name="P1">Avalon-ST Sin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.81cm" svg:height="3.175cm" svg:x="32.75cm" svg:y="8.302cm">
          <text:p text:style-name="P1">Avalon-ST Sour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3.175cm" svg:height="3.81cm" svg:x="37.195cm" svg:y="12.747cm">
          <text:p text:style-name="P1">PC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27cm" svg:height="1.27cm" svg:x="39.1cm" svg:y="14.65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6" draw:display-name="Arrowheads 6" svg:viewBox="0 0 20 13" svg:d="M0 13l10-13 10 13z"/>
    <draw:marker draw:name="Arrowheads_20_7" draw:display-name="Arrowheads 7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75cm" draw:marker-start-center="false" draw:marker-end-width="0.275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width="0.1cm" svg:stroke-color="#000000" draw:marker-start-width="0.35cm" draw:marker-end="Arrowheads_20_13" draw:marker-end-width="0.35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s" style:family="graphic" style:parent-style-name="Lines">
      <style:graphic-properties svg:stroke-width="0.6cm" svg:stroke-color="#000000" draw:marker-start="Arrowheads_20_6" draw:marker-start-width="1.1cm" draw:marker-end="Arrowheads_20_7" draw:marker-end-width="1.1cm" draw:stroke-linejoin="bevel" draw:textarea-horizontal-align="justify" draw:textarea-vertical-align="top" draw:auto-grow-width="false" fo:padding-bottom="1.2cm" draw:shadow-color="#000000"/>
      <style:paragraph-properties>
        <style:tab-stops/>
      </style:paragraph-properties>
    </style:style>
    <style:style style:name="Block" style:family="graphic" style:parent-style-name="standard">
      <style:graphic-properties draw:fill="solid" draw:fill-color="#ffffff" draw:decimal-places="2"/>
      <style:paragraph-properties>
        <style:tab-stops/>
      </style:paragraph-properties>
    </style:style>
    <style:style style:name="Interface_20_Block" style:display-name="Interface Block" style:family="graphic" style:parent-style-name="standard">
      <style:graphic-properties draw:fill="solid" draw:fill-color="#5983b0"/>
      <style:paragraph-properties>
        <style:tab-stops/>
      </style:paragraph-properties>
    </style:style>
    <style:style style:name="Bus_20_without_20_arrow" style:display-name="Bus without arrow" style:family="graphic" style:parent-style-name="Bus"/>
    <style:style style:name="Group" style:family="graphic" style:parent-style-name="Block">
      <style:graphic-properties draw:fill="solid" draw:fill-color="#eeeeee" draw:textarea-vertical-align="top" fo:padding-left="0.1cm" fo:padding-right="0.1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12-09T14:59:49.508714123</meta:creation-date>
    <dc:date>2023-01-07T16:55:49.619240868</dc:date>
    <dc:creator>Vitalii Yurchenko</dc:creator>
    <meta:editing-duration>PT3H59M46S</meta:editing-duration>
    <meta:editing-cycles>58</meta:editing-cycles>
    <meta:generator>LibreOffice/7.4.3.2$Linux_X86_64 LibreOffice_project/40$Build-2</meta:generator>
    <meta:document-statistic meta:object-count="108"/>
  </office:meta>
</office:document-meta>
</file>